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2"/>
    <style:style style:name="P2" style:family="paragraph" style:parent-style-name="Text_20_body">
      <style:paragraph-properties fo:text-align="justify" style:justify-single-word="false"/>
    </style:style>
    <style:style style:name="P3" style:family="paragraph" style:parent-style-name="Text_20_body" style:list-style-name="L1">
      <style:paragraph-properties fo:text-align="justify" style:justify-single-word="false"/>
    </style:style>
    <style:style style:name="T1" style:family="text">
      <style:text-properties officeooo:rsid="000a2a16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Strong_20_Emphasis">Resumo sobre Inteligência Artificial (IA) – </text:span><text:span text:style-name="Strong_20_Emphasis"><text:span text:style-name="T1">Dia 1</text:span></text:span></text:p>
      <text:p text:style-name="P2">A Inteligência Artificial (IA) é um campo da ciência da computação voltado para o desenvolvimento de sistemas e máquinas que realizam tarefas que normalmente exigiriam inteligência humana, como raciocínio, aprendizado, tomada de decisões e processamento de linguagem natural.</text:p>
      <text:p text:style-name="P2">Ao longo dos anos, a IA evoluiu de simples algoritmos para sistemas complexos capazes de interpretar grandes volumes de dados, aprender com experiências passadas e se adaptar a novas situações. A Ciência de Dados e a IA são áreas interligadas, mas com enfoques distintos: enquanto a Ciência de Dados busca extrair insights de grandes volumes de dados, a IA desenvolve algoritmos para automatizar tarefas cognitivas. Ambas se complementam, utilizando técnicas como aprendizado de máquina para melhorar a análise de dados.</text:p>
      <text:p text:style-name="P2">As principais tecnologias da IA incluem o aprendizado de máquina (machine learning), o aprendizado profundo (deep learning) e o processamento de linguagem natural (NLP), que permitem a criação de sistemas avançados para previsão, reconhecimento de padrões e interação com humanos. A IA já é amplamente utilizada em diversos setores, auxiliando empresas a melhorar eficiência, personalizar experiências e tomar decisões informadas.</text:p>
      <text:p text:style-name="P2">Os métodos utilizados pela IA incluem:</text:p>
      <text:list text:style-name="L1">
        <text:list-item>
          <text:p text:style-name="P3"><text:span text:style-name="Strong_20_Emphasis">Aprendizado de Máquina:</text:span> permite que computadores aprendam padrões a partir de dados sem serem programados explicitamente.</text:p>
        </text:list-item>
        <text:list-item>
          <text:p text:style-name="P3"><text:span text:style-name="Strong_20_Emphasis">Redes Neurais Artificiais:</text:span> inspiradas no funcionamento do cérebro humano, ajudam a IA a reconhecer padrões e tomar decisões.</text:p>
        </text:list-item>
        <text:list-item>
          <text:p text:style-name="P3"><text:span text:style-name="Strong_20_Emphasis">Processamento de Linguagem Natural (NLP):</text:span> capacita sistemas a compreender e interagir com seres humanos através da fala e escrita.</text:p>
        </text:list-item>
      </text:list>
      <text:p text:style-name="P2">O desenvolvimento de uma IA envolve coleta e processamento de dados, treinamento de modelos, inferência e aprendizado contínuo. A IA pode ser classificada em <text:span text:style-name="Strong_20_Emphasis">IA Fraca</text:span>, focada em tarefas específicas, e <text:span text:style-name="Strong_20_Emphasis">IA Forte</text:span>, que busca replicar a inteligência humana em diversos contextos.</text:p>
      <text:p text:style-name="P2">A adoção da IA é uma necessidade na era digital, pois permite avanços significativos em eficiência, automação e interação com máquinas, influenciando diversas áreas da sociedade e da tecnologia.</text:p>
      <text:p text:style-name="Horizontal_20_Line"/>
      <text:p text:style-name="Text_20_body"><text:span text:style-name="Strong_20_Emphasis">Questões e Respostas sobre Inteligência Artificial (IA)</text:span></text:p>
      <text:list text:style-name="L2">
        <text:list-item>
          <text:p text:style-name="P1"><text:span text:style-name="Strong_20_Emphasis">O que é Inteligência Artificial (IA)?</text:span><text:line-break/>R: É um campo da ciência da computação dedicado ao desenvolvimento de sistemas que realizam tarefas que normalmente exigiriam inteligência humana.</text:p>
        </text:list-item>
        <text:list-item>
          <text:p text:style-name="P1"><text:span text:style-name="Strong_20_Emphasis">Como a IA evoluiu ao longo do tempo?</text:span><text:line-break/>R: Passou de simples algoritmos de resolução de problemas para sistemas autônomos capazes de interpretar dados, aprender e se adaptar a novas situações.</text:p>
        </text:list-item>
        <text:list-item>
          <text:p text:style-name="P1"><text:span text:style-name="Strong_20_Emphasis">Qual a relação entre Ciência de Dados e IA?</text:span><text:line-break/>R: A Ciência de Dados extrai insights de grandes volumes de dados, enquanto a IA cria algoritmos para automatizar decisões e identificar padrões. Ambas se complementam.</text:p>
        </text:list-item>
        <text:list-item>
          <text:p text:style-name="P1"><text:span text:style-name="Strong_20_Emphasis">Quais as principais tecnologias que impulsionam a IA?</text:span><text:line-break/>R: Machine Learning, Deep Learning e Processamento de Linguagem Natural (NLP).</text:p>
        </text:list-item>
        <text:list-item>
          <text:p text:style-name="P1"><text:soft-page-break/><text:span text:style-name="Strong_20_Emphasis">O que é aprendizado de máquina?</text:span><text:line-break/>R: É uma técnica da IA que permite que computadores aprendam padrões a partir de dados sem serem programados explicitamente.</text:p>
        </text:list-item>
        <text:list-item>
          <text:p text:style-name="P1"><text:span text:style-name="Strong_20_Emphasis">Como funcionam as redes neurais artificiais?</text:span><text:line-break/>R: São modelos inspirados no cérebro humano que utilizam camadas de neurônios artificiais para processar informações e reconhecer padrões.</text:p>
        </text:list-item>
        <text:list-item>
          <text:p text:style-name="P1"><text:span text:style-name="Strong_20_Emphasis">O que é Processamento de Linguagem Natural (NLP)?</text:span><text:line-break/>R: É uma área da IA que permite que computadores compreendam e interajam com seres humanos por meio da fala e escrita.</text:p>
        </text:list-item>
        <text:list-item>
          <text:p text:style-name="P1"><text:span text:style-name="Strong_20_Emphasis">Como a IA é utilizada no dia a dia?</text:span><text:line-break/>R: Em assistentes virtuais, recomendações de conteúdo, análise preditiva em finanças, diagnósticos médicos, entre outros.</text:p>
        </text:list-item>
        <text:list-item>
          <text:p text:style-name="P1"><text:span text:style-name="Strong_20_Emphasis">Qual a diferença entre IA Fraca e IA Forte?</text:span><text:line-break/>R: A IA Fraca realiza tarefas específicas, como reconhecimento de voz, enquanto a IA Forte busca replicar a inteligência humana em diversos contextos.</text:p>
        </text:list-item>
        <text:list-item>
          <text:p text:style-name="P1"><text:span text:style-name="Strong_20_Emphasis">Por que a adoção da IA é importante na era digital?</text:span><text:line-break/>R: Porque melhora eficiência, automatiza processos e permite melhores tomadas de decisão, tornando-se essencial para a competitividade no mercado.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cm" fo:margin-bottom="1cm" fo:margin-left="1cm" fo:margin-right="1cm" fo:background-color="#1c1c1c" style:writing-mode="lr-tb" draw:fill="solid" draw:fill-color="#1c1c1c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1c1c1c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7T07:59:55.101488687</meta:creation-date>
    <dc:date>2025-03-07T08:20:44.039152109</dc:date>
    <meta:editing-duration>PT20M48S</meta:editing-duration>
    <meta:editing-cycles>3</meta:editing-cycles>
    <meta:generator>LibreOffice/7.4.7.2$Linux_X86_64 LibreOffice_project/40$Build-2</meta:generator>
    <meta:document-statistic meta:table-count="0" meta:image-count="0" meta:object-count="0" meta:page-count="2" meta:paragraph-count="21" meta:word-count="614" meta:character-count="4007" meta:non-whitespace-character-count="3426"/>
  </office:meta>
</office:document-meta>
</file>